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Arial4" officeooo:rsid="00e6763a" officeooo:paragraph-rsid="00e6763a" style:font-size-asian="10.5pt"/>
    </style:style>
    <style:style style:name="P2" style:family="paragraph" style:parent-style-name="Text_20_body">
      <style:paragraph-properties fo:line-height="100%"/>
      <style:text-properties style:font-name="Arial4" officeooo:rsid="00e7d5c5" officeooo:paragraph-rsid="00e7d5c5" style:font-size-asian="10.5pt"/>
    </style:style>
    <style:style style:name="P3" style:family="paragraph" style:parent-style-name="Standard">
      <loext:graphic-properties draw:fill-hatch-name="hatch"/>
      <style:paragraph-properties fo:margin-top="0cm" fo:margin-bottom="0.199cm" style:contextual-spacing="false"/>
    </style:style>
    <style:style style:name="P4" style:family="paragraph" style:parent-style-name="Standard" style:list-style-name="tfPuce"/>
    <style:style style:name="P5" style:family="paragraph" style:parent-style-name="tfTitre_20_1_29_">
      <style:text-properties officeooo:rsid="00e9cb9f" officeooo:paragraph-rsid="00e9cb9f"/>
    </style:style>
    <style:style style:name="P6" style:family="paragraph" style:parent-style-name="tfTitre_20_1_29_">
      <style:text-properties officeooo:rsid="00e7d5c5" officeooo:paragraph-rsid="00e7d5c5"/>
    </style:style>
    <style:style style:name="T1" style:family="text">
      <style:text-properties officeooo:rsid="00e583fe"/>
    </style:style>
    <style:style style:name="T2" style:family="text">
      <style:text-properties officeooo:rsid="00ea1863"/>
    </style:style>
    <style:style style:name="T3" style:family="text">
      <style:text-properties officeooo:rsid="00ed85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<text:span text:style-name="T1">Bases de données</text:span> : Synthèse de cours</text:p>
      <text:p text:style-name="Standard"/>
      <text:list xml:id="list3090353296" text:style-name="tfNum_20_1_29_">
        <text:list-item>
          <text:p text:style-name="P5">Modèle relationnel</text:p>
        </text:list-item>
      </text:list>
      <text:p text:style-name="tfDéfinition">Une base de donnée relationnelle est constituée de tables liées les unes aux autres grâce à un système de clés <text:span text:style-name="T3">étrangèr</text:span>es pointant vers des clés primaires.</text:p>
      <text:p text:style-name="Standard"/>
      <text:p text:style-name="P1"><text:span text:style-name="tfGras">Mots synonymes :</text:span></text:p>
      <text:list xml:id="list674344864" text:style-name="tfPuce">
        <text:list-item>
          <text:p text:style-name="P4">Table ≈ Relation</text:p>
        </text:list-item>
        <text:list-item>
          <text:p text:style-name="P4">Ligne ≈ Enregistrement ≈ Objet ≈ Entité ≈ n-uplet ≈ t-uplet</text:p>
        </text:list-item>
        <text:list-item>
          <text:p text:style-name="P4">En-tête de Colonne ≈ Descripteur ≈ Attribut</text:p>
        </text:list-item>
      </text:list>
      <text:p text:style-name="Standard"/>
      <text:p text:style-name="P2"><text:span text:style-name="tfGras">Les logiciels de gestion de base</text:span><text:span text:style-name="tfGras"><text:span text:style-name="T2">s</text:span></text:span><text:span text:style-name="tfGras"> de données</text:span> sont notamment prévus pour gérer efficacement :</text:p>
      <text:list xml:id="list182540681194159" text:continue-numbering="true" text:style-name="tfPuce">
        <text:list-item>
          <text:p text:style-name="P4">Un très grand volume de données (pétaoctet !)</text:p>
        </text:list-item>
        <text:list-item>
          <text:p text:style-name="P4">La cohérence des données</text:p>
        </text:list-item>
        <text:list-item>
          <text:p text:style-name="P4">Les droits des utilisateurs (lecture ou modification selon l’utilisateur)</text:p>
        </text:list-item>
        <text:list-item>
          <text:p text:style-name="P4">Les accès simultanés des utilisateurs</text:p>
        </text:list-item>
      </text:list>
      <text:p text:style-name="Standard"/>
      <text:list xml:id="list182539431824602" text:continue-list="list3090353296" text:style-name="tfNum_20_1_29_">
        <text:list-item>
          <text:p text:style-name="P6">Contraintes d’intégrité</text:p>
        </text:list-item>
      </text:list>
      <text:p text:style-name="P3">Le logiciel de gestion de base de données vérifie en permanence la cohérence des données :</text:p>
      <text:list xml:id="list182540808785768" text:continue-list="list182540681194159" text:style-name="tfPuce">
        <text:list-item>
          <text:p text:style-name="P4"><text:span text:style-name="tfGras">Unicité des clés primaires :</text:span> Toute table contient une clé primaire qui permet d’identifier de façon unique les enregistrements (pas de doublon)</text:p>
        </text:list-item>
        <text:list-item>
          <text:p text:style-name="P4"><text:span text:style-name="tfGras">Contraintes de référence :</text:span> Toute clé étrangère doit pointer vers une clé primaire existante dans la table à laquelle elle est reliée.</text:p>
        </text:list-item>
        <text:list-item>
          <text:p text:style-name="P4"><text:span text:style-name="tfGras">Contraintes de domaine :</text:span> Les données enregistrées doivent être du type décidé lors de la création de la table (un code postal ne doit pas être un nombre flottant...)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18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11-18T18:25:38.876802657</dc:date>
    <meta:editing-duration>PT17H18M6S</meta:editing-duration>
    <meta:editing-cycles>156</meta:editing-cycles>
    <meta:document-statistic meta:table-count="0" meta:image-count="0" meta:object-count="0" meta:page-count="1" meta:paragraph-count="17" meta:word-count="203" meta:character-count="1182" meta:non-whitespace-character-count="1008"/>
  </office:meta>
</office:document-meta>
</file>